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70000006AB7BD42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Devanagari1" svg:font-family="'Lohit Devanagari'"/>
    <style:font-face style:name="Times New Roman" svg:font-family="'Times New Roman', serif"/>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03c5" officeooo:paragraph-rsid="001303c5"/>
    </style:style>
    <style:style style:name="P2" style:family="paragraph" style:parent-style-name="Standard">
      <style:text-properties fo:font-weight="bold" officeooo:rsid="001303c5" officeooo:paragraph-rsid="001303c5" style:font-weight-asian="bold" style:font-weight-complex="bold"/>
    </style:style>
    <style:style style:name="P3" style:family="paragraph" style:parent-style-name="Standard">
      <style:text-properties fo:font-weight="normal" officeooo:rsid="001303c5" officeooo:paragraph-rsid="001303c5" style:font-weight-asian="normal" style:font-weight-complex="normal"/>
    </style:style>
    <style:style style:name="P4" style:family="paragraph" style:parent-style-name="Standard">
      <style:text-properties style:font-name="Times New Roman" fo:font-size="14pt" fo:font-weight="normal" officeooo:rsid="001303c5" officeooo:paragraph-rsid="001303c5" style:font-weight-asian="normal" style:font-weight-complex="normal"/>
    </style:style>
    <style:style style:name="P5" style:family="paragraph" style:parent-style-name="Text_20_body">
      <style:paragraph-properties fo:text-align="justify" style:justify-single-word="false"/>
      <style:text-properties style:font-name="Times New Roman" fo:font-size="14pt"/>
    </style:style>
    <style:style style:name="P6" style:family="paragraph" style:parent-style-name="Text_20_body">
      <style:text-properties style:font-name="Times New Roman" fo:font-size="14pt" fo:font-weight="normal" officeooo:rsid="001303c5" officeooo:paragraph-rsid="001303c5" style:font-weight-asian="normal" style:font-weight-complex="normal"/>
    </style:style>
    <style:style style:name="P7" style:family="paragraph" style:parent-style-name="Text_20_body">
      <style:text-properties officeooo:paragraph-rsid="001303c5"/>
    </style:style>
    <style:style style:name="P8" style:family="paragraph" style:parent-style-name="Text_20_body">
      <style:text-properties fo:font-weight="bold" style:font-weight-asian="bold" style:font-weight-complex="bold"/>
    </style:style>
    <style:style style:name="P9" style:family="paragraph" style:parent-style-name="Heading_20_2">
      <style:text-properties fo:font-weight="bold" officeooo:rsid="001303c5" officeooo:paragraph-rsid="001303c5" style:font-weight-asian="normal" style:font-weight-complex="normal"/>
    </style:style>
    <style:style style:name="P10" style:family="paragraph" style:parent-style-name="Heading_20_2">
      <style:text-properties fo:font-weight="bold" officeooo:rsid="001303c5" officeooo:paragraph-rsid="001303c5"/>
    </style:style>
    <style:style style:name="P11" style:family="paragraph" style:parent-style-name="Preformatted_20_Text">
      <style:text-properties fo:color="#333333" officeooo:rsid="001303c5" officeooo:paragraph-rsid="001303c5"/>
    </style:style>
    <style:style style:name="T1" style:family="text">
      <style:text-properties style:font-name="Times New Roman" fo:font-size="14pt"/>
    </style:style>
    <style:style style:name="T2" style:family="text">
      <style:text-properties style:font-name="Times New Roman" fo:font-size="14pt" fo:font-weight="normal" style:font-weight-asian="normal" style:font-weight-complex="normal"/>
    </style:style>
    <style:style style:name="T3" style:family="text">
      <style:text-properties style:font-name="Times New Roman" fo:font-size="14pt" fo:font-weight="normal" officeooo:rsid="001303c5" style:font-weight-asian="normal" style:font-weight-complex="normal"/>
    </style:style>
    <style:style style:name="T4" style:family="text">
      <style:text-properties officeooo:rsid="0014abb9"/>
    </style:style>
    <style:style style:name="T5" style:family="text">
      <style:text-properties style:font-name="Consolas" fo:font-size="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ASSIGNMENT</text:p>
      <text:p text:style-name="P2"/>
      <text:h text:style-name="P9" text:outline-level="2">Transactions in Hive</text:h>
      <text:p text:style-name="P3"/>
      <text:p text:style-name="P3"/>
      <text:p text:style-name="P6">ACID stands for Atomicity, Consistency, Isolation, and Durability.</text:p>
      <text:p text:style-name="P5">Atomicity means, a transaction should complete successfully or else it should fail completely i.e. it should not be left partially. Consistency ensures that any transaction will bring the database from one valid state to another state. Isolation states that every transaction should be independent of each other i.e. one transaction should not affect another. And Durability states that if a transaction is completed, it should be preserved in the database even if the machine state is lost or a system failure might occur.</text:p>
      <text:p text:style-name="P5">These ACID properties are essential for a transaction and every transaction should ensure that these properties are met.</text:p>
      <text:p text:style-name="P3"/>
      <text:p text:style-name="P3"/>
      <text:p text:style-name="P3"/>
      <text:p text:style-name="P3"/>
      <text:p text:style-name="P4">Transactions are provided at the row-level in Hive 0.14. The different row-level transactions available in Hive 0.14 are as follows:</text:p>
      <text:p text:style-name="P4"/>
      <text:p text:style-name="P7"><text:span text:style-name="T3">Insert </text:span><text:span text:style-name="T1">Delete</text:span> <text:span text:style-name="T1">Update</text:span> </text:p>
      <text:p text:style-name="P4"/>
      <text:p text:style-name="P8">Row-level Transactions</text:p>
      <text:p text:style-name="P4">The below properties needs to be set appropriately in <text:span text:style-name="Emphasis"><text:span text:style-name="Strong_20_Emphasis">hive shell </text:span></text:span>, order-wise to work with transactions in Hive:</text:p>
      <text:p text:style-name="P4"/>
      <text:p text:style-name="P4"/>
      <text:p text:style-name="P1"><text:span text:style-name="T2">hive&gt; set hive.support.concurrency = true;</text:span></text:p>
      <text:p text:style-name="P1"><text:span text:style-name="T2">hive&gt; set hive.enforce.bucketing = true;</text:span></text:p>
      <text:p text:style-name="P1"><text:span text:style-name="T2">hive&gt; set hive.exec.dynamic.partition.mode = nonstrict;</text:span></text:p>
      <text:p text:style-name="P1"><text:span text:style-name="T2">hive&gt; set hive.txn.manager = org.apache.hadoop.hive.ql.lockmgr.DbTxnManager;</text:span></text:p>
      <text:p text:style-name="P1"><text:span text:style-name="T2">hive&gt; set hive.compactor.initiator.on = true;</text:span></text:p>
      <text:p text:style-name="P1"><text:span text:style-name="T2">hive&gt; set hive.compactor.worker.threads = a positive number on at least one instance of the Thrift metastore service;</text:span></text:p>
      <text:p text:style-name="P11"><text:s/></text:p>
      <text:p text:style-name="P1"/>
      <text:p text:style-name="P1"><draw:frame draw:style-name="fr1" draw:name="Image1" text:anchor-type="paragraph" svg:x="0in" svg:y="0in" svg:width="6.9252in" svg:height="0.7846in" draw:z-index="0"><draw:image xlink:href="Pictures/10000000000003A70000006AB7BD42C0.png" xlink:type="simple" xlink:show="embed" xlink:actuate="onLoad"/></draw:frame><text:soft-page-break/></text:p>
      <text:p text:style-name="P1"/>
      <text:h text:style-name="P10" text:outline-level="2">Creating a Table That Supports Hive Transactions</text:h>
      <text:p text:style-name="P1"/>
      <text:p text:style-name="P1"/>
      <text:p text:style-name="P1"/>
      <text:p text:style-name="P1">CREATE TABLE <text:span text:style-name="T4">person</text:span>(id int,name string,loc string) clustered by (id) into 5 buckets stored as orc TBLPROPERTIES('transactional'='true');</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Courier, monospace"/>
    <style:font-face style:name="Lohit Devanagari1" svg:font-family="'Lohit Devanagari'"/>
    <style:font-face style:name="Times New Roman" svg:font-family="'Times New Roman', serif"/>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 PL UMing HK" style:font-family-asian="'AR PL UMing H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AR PL UMing HK" style:font-family-asian="'AR PL UMing HK'"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0:09:17.927598050</meta:creation-date>
    <dc:date>2017-11-04T11:48:31.608099964</dc:date>
    <meta:editing-duration>PT53M42S</meta:editing-duration>
    <meta:editing-cycles>1</meta:editing-cycles>
    <meta:document-statistic meta:table-count="0" meta:image-count="1" meta:object-count="0" meta:page-count="2" meta:paragraph-count="18" meta:word-count="222" meta:character-count="1596" meta:non-whitespace-character-count="1379"/>
    <meta:generator>LibreOffice/4.2.8.2$Linux_X86_64 LibreOffice_project/420$Build-2</meta:generator>
  </office:meta>
</office:document-meta>
</file>